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8c2a" officeooo:paragraph-rsid="00038c2a"/>
    </style:style>
    <style:style style:name="P2" style:family="paragraph" style:parent-style-name="Standard">
      <style:text-properties officeooo:rsid="0004171f" officeooo:paragraph-rsid="00041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nux GNU Firmware Modification</text:p>
      <text:p text:style-name="P2">Troy Thompson</text:p>
      <text:p text:style-name="P2">Dropbox links including edit privlages</text:p>
      <text:p text:style-name="Standard"><text:a xlink:type="simple" xlink:href="https://www.dropbox.com/scl/fo/8a8dp950a8dkf919mkgfm/h?rlkey=iwqvf6i5v5obh1h5uamb6wzc5&amp;dl=0" text:style-name="Internet_20_link" text:visited-style-name="Visited_20_Internet_20_Link"/></text:p>
      <text:p text:style-name="Standard"><text:a xlink:type="simple" xlink:href="https://www.dropbox.com/scl/fo/8a8dp950a8dkf919mkgfm/h?rlkey=iwqvf6i5v5obh1h5uamb6wzc5&amp;dl=0" text:style-name="Internet_20_link" text:visited-style-name="Visited_20_Internet_20_Link"/></text:p>
      <text:p text:style-name="Standard"><text:a xlink:type="simple" xlink:href="https://www.dropbox.com/scl/fo/8a8dp950a8dkf919mkgfm/h?rlkey=iwqvf6i5v5obh1h5uamb6wzc5&amp;dl=0" text:style-name="Internet_20_link" text:visited-style-name="Visited_20_Internet_20_Link">https://www.dropbox.com/scl/fo/8a8dp950a8dkf919mkgfm/h?rlkey=iwqvf6i5v5obh1h5uamb6wzc5&amp;dl=0</text:a> </text:p>
      <text:p text:style-name="P1">OLD17</text:p>
      <text:p text:style-name="P1"/>
      <text:p text:style-name="P1"><text:a xlink:type="simple" xlink:href="https://www.dropbox.com/scl/fo/2wh311m5ua6r8b9y671eq/h?rlkey=mqy88gcr598zl2o4wr20gqk3b&amp;dl=0" text:style-name="Internet_20_link" text:visited-style-name="Visited_20_Internet_20_Link">https://www.dropbox.com/scl/fo/2wh311m5ua6r8b9y671eq/h?rlkey=mqy88gcr598zl2o4wr20gqk3b&amp;dl=0</text:a></text:p>
      <text:p text:style-name="P1">Hybrid1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3T00:08:55.009000000</meta:creation-date>
    <dc:date>2024-03-23T00:22:30.101000000</dc:date>
    <meta:editing-duration>PT3M14S</meta:editing-duration>
    <meta:editing-cycles>1</meta:editing-cycles>
    <meta:generator>LibreOffice/24.2.1.2$Windows_X86_64 LibreOffice_project/db4def46b0453cc22e2d0305797cf981b68ef5ac</meta:generator>
    <meta:document-statistic meta:table-count="0" meta:image-count="0" meta:object-count="0" meta:page-count="1" meta:paragraph-count="7" meta:word-count="15" meta:character-count="278" meta:non-whitespace-character-count="269"/>
  </office:meta>
</office:document-meta>
</file>